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text-align="justify" style:justify-single-word="false"/>
      <style:text-properties style:font-name="Arial" fo:font-size="12pt" style:font-size-asian="10.5pt" style:font-size-complex="12pt"/>
    </style:style>
    <style:style style:name="P2" style:family="paragraph" style:parent-style-name="Preformatted_20_Text">
      <style:paragraph-properties fo:line-height="150%" fo:text-align="justify" style:justify-single-word="false"/>
      <style:text-properties style:font-name="Arial" fo:font-size="12pt" style:font-size-asian="10.5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1 Project outcome</text:p>
      <text:p text:style-name="P1"/>
      <text:p text:style-name="P2">After three months of work we crossed the finish line of the 2011 MUTW Project. In the last 103 days we achieved several goals of our project and had a productive time working together in a multinational european team. The aim of our work was to develop a web-application which covers all necessary needs for applying for the Erasmus Exchange Process. In more than 30 meetings we discussed the building of the application, fixed problems and coordinated our further work. Beside our weekly monday meeting we arranged several special meetings to discuss and fix problems between the effected teams. After this hard work we are convinced that the orange team-developed ErasmusLine application will fulfill the expectations and is a strong symbol for multinational european team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6-22T00:40:32</dc:date>
    <meta:generator>LibreOffice/3.3$Unix LibreOffice_project/330m19$Build-202</meta:generator>
    <meta:editing-duration>PT4H27M28S</meta:editing-duration>
    <meta:editing-cycles>9</meta:editing-cycles>
    <meta:document-statistic meta:table-count="0" meta:image-count="0" meta:object-count="0" meta:page-count="1" meta:paragraph-count="2" meta:word-count="128" meta:character-count="800"/>
  </office:meta>
</office:document-meta>
</file>